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40001">
            <text:p>SNOANTDIA04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010533.855">
            <text:p>2010533,86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40001','2014-04-30','---','-------------------------','2110104020000000002','SCGCMP','SNOANTDIA040001','H','PROVISION DE ANTIGUEDAD DE PRESTACIONES SOCIALES NOMINA DIARIA ABRIL 2014',2010533,855,0);">
            <text:p>INSERT INTO scg_dt_cmp VALUES('0001','SCGCMP','SNOANTDIA040001','2014-04-30','---','-------------------------','2110104020000000002','SCGCMP','SNOANTDIA040001','H','PROVISION DE ANTIGUEDAD DE PRESTACIONES SOCIALES NOMINA DIARIA ABRIL 2014',2010533,855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602</text:p>
          </table:table-cell>
          <table:table-cell table:style-name="ce8" office:value-type="float" office:value="5595.15">
            <text:p>5.595,15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40001','2014-04-30','---','-------------------------','6110800003602000001','SCGCMP','SNOANTDIA040001','D','PROVISION DE ANTIGUEDAD DE PRESTACIONES SOCIALES NOMINA DIARIA ABRIL 2014',5595,15,1);">
            <text:p>INSERT INTO scg_dt_cmp VALUES('0001','SCGCMP','SNOANTDIA040001','2014-04-30','---','-------------------------','6110800003602000001','SCGCMP','SNOANTDIA040001','D','PROVISION DE ANTIGUEDAD DE PRESTACIONES SOCIALES NOMINA DIARIA ABRIL 2014',5595,15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4</text:p>
          </table:table-cell>
          <table:table-cell table:style-name="ce8" office:value-type="float" office:value="3383.13">
            <text:p>3.383,13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40001','2014-04-30','---','-------------------------','6110800004504000001','SCGCMP','SNOANTDIA040001','D','PROVISION DE ANTIGUEDAD DE PRESTACIONES SOCIALES NOMINA DIARIA ABRIL 2014',3383,13,2);">
            <text:p>INSERT INTO scg_dt_cmp VALUES('0001','SCGCMP','SNOANTDIA040001','2014-04-30','---','-------------------------','6110800004504000001','SCGCMP','SNOANTDIA040001','D','PROVISION DE ANTIGUEDAD DE PRESTACIONES SOCIALES NOMINA DIARIA ABRIL 2014',3383,13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002</text:p>
          </table:table-cell>
          <table:table-cell table:style-name="ce8" office:value-type="float" office:value="275821.906666667">
            <text:p>275.821,91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40001','2014-04-30','---','-------------------------','6110800002002000001','SCGCMP','SNOANTDIA040001','D','PROVISION DE ANTIGUEDAD DE PRESTACIONES SOCIALES NOMINA DIARIA ABRIL 2014',275821,906666667,3);">
            <text:p>INSERT INTO scg_dt_cmp VALUES('0001','SCGCMP','SNOANTDIA040001','2014-04-30','---','-------------------------','6110800002002000001','SCGCMP','SNOANTDIA040001','D','PROVISION DE ANTIGUEDAD DE PRESTACIONES SOCIALES NOMINA DIARIA ABRIL 2014',275821,906666667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903</text:p>
          </table:table-cell>
          <table:table-cell table:style-name="ce8" office:value-type="float" office:value="16661.67">
            <text:p>16.661,67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40001','2014-04-30','---','-------------------------','6110800002903000001','SCGCMP','SNOANTDIA040001','D','PROVISION DE ANTIGUEDAD DE PRESTACIONES SOCIALES NOMINA DIARIA ABRIL 2014',16661,67,4);">
            <text:p>INSERT INTO scg_dt_cmp VALUES('0001','SCGCMP','SNOANTDIA040001','2014-04-30','---','-------------------------','6110800002903000001','SCGCMP','SNOANTDIA040001','D','PROVISION DE ANTIGUEDAD DE PRESTACIONES SOCIALES NOMINA DIARIA ABRIL 2014',16661,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0827.19">
            <text:p>20.827,19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40001','2014-04-30','---','-------------------------','6110800004103000001','SCGCMP','SNOANTDIA040001','D','PROVISION DE ANTIGUEDAD DE PRESTACIONES SOCIALES NOMINA DIARIA ABRIL 2014',20827,19,5);">
            <text:p>INSERT INTO scg_dt_cmp VALUES('0001','SCGCMP','SNOANTDIA040001','2014-04-30','---','-------------------------','6110800004103000001','SCGCMP','SNOANTDIA040001','D','PROVISION DE ANTIGUEDAD DE PRESTACIONES SOCIALES NOMINA DIARIA ABRIL 2014',20827,19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003</text:p>
          </table:table-cell>
          <table:table-cell table:style-name="ce8" office:value-type="float" office:value="15619.33">
            <text:p>15.619,33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40001','2014-04-30','---','-------------------------','6110800002003000001','SCGCMP','SNOANTDIA040001','D','PROVISION DE ANTIGUEDAD DE PRESTACIONES SOCIALES NOMINA DIARIA ABRIL 2014',15619,33,6);">
            <text:p>INSERT INTO scg_dt_cmp VALUES('0001','SCGCMP','SNOANTDIA040001','2014-04-30','---','-------------------------','6110800002003000001','SCGCMP','SNOANTDIA040001','D','PROVISION DE ANTIGUEDAD DE PRESTACIONES SOCIALES NOMINA DIARIA ABRIL 2014',15619,33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1773.75">
            <text:p>21.773,75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40001','2014-04-30','---','-------------------------','6110800004601000001','SCGCMP','SNOANTDIA040001','D','PROVISION DE ANTIGUEDAD DE PRESTACIONES SOCIALES NOMINA DIARIA ABRIL 2014',21773,75,7);">
            <text:p>INSERT INTO scg_dt_cmp VALUES('0001','SCGCMP','SNOANTDIA040001','2014-04-30','---','-------------------------','6110800004601000001','SCGCMP','SNOANTDIA040001','D','PROVISION DE ANTIGUEDAD DE PRESTACIONES SOCIALES NOMINA DIARIA ABRIL 2014',21773,75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002</text:p>
          </table:table-cell>
          <table:table-cell table:style-name="ce8" office:value-type="float" office:value="5340.51">
            <text:p>5.340,51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40001','2014-04-30','---','-------------------------','6110800004002000001','SCGCMP','SNOANTDIA040001','D','PROVISION DE ANTIGUEDAD DE PRESTACIONES SOCIALES NOMINA DIARIA ABRIL 2014',5340,51,8);">
            <text:p>INSERT INTO scg_dt_cmp VALUES('0001','SCGCMP','SNOANTDIA040001','2014-04-30','---','-------------------------','6110800004002000001','SCGCMP','SNOANTDIA040001','D','PROVISION DE ANTIGUEDAD DE PRESTACIONES SOCIALES NOMINA DIARIA ABRIL 2014',5340,51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400</text:p>
          </table:table-cell>
          <table:table-cell table:style-name="ce8" office:value-type="float" office:value="1355.06">
            <text:p>1.355,06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40001','2014-04-30','---','-------------------------','6110800002400000001','SCGCMP','SNOANTDIA040001','D','PROVISION DE ANTIGUEDAD DE PRESTACIONES SOCIALES NOMINA DIARIA ABRIL 2014',1355,06,9);">
            <text:p>INSERT INTO scg_dt_cmp VALUES('0001','SCGCMP','SNOANTDIA040001','2014-04-30','---','-------------------------','6110800002400000001','SCGCMP','SNOANTDIA040001','D','PROVISION DE ANTIGUEDAD DE PRESTACIONES SOCIALES NOMINA DIARIA ABRIL 2014',1355,06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0616.85">
            <text:p>10.616,85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40001','2014-04-30','---','-------------------------','6110800002802000001','SCGCMP','SNOANTDIA040001','D','PROVISION DE ANTIGUEDAD DE PRESTACIONES SOCIALES NOMINA DIARIA ABRIL 2014',10616,85,10);">
            <text:p>INSERT INTO scg_dt_cmp VALUES('0001','SCGCMP','SNOANTDIA040001','2014-04-30','---','-------------------------','6110800002802000001','SCGCMP','SNOANTDIA040001','D','PROVISION DE ANTIGUEDAD DE PRESTACIONES SOCIALES NOMINA DIARIA ABRIL 2014',10616,85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2837.98">
            <text:p>12.837,98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40001','2014-04-30','---','-------------------------','6110800002900000001','SCGCMP','SNOANTDIA040001','D','PROVISION DE ANTIGUEDAD DE PRESTACIONES SOCIALES NOMINA DIARIA ABRIL 2014',12837,98,11);">
            <text:p>INSERT INTO scg_dt_cmp VALUES('0001','SCGCMP','SNOANTDIA040001','2014-04-30','---','-------------------------','6110800002900000001','SCGCMP','SNOANTDIA040001','D','PROVISION DE ANTIGUEDAD DE PRESTACIONES SOCIALES NOMINA DIARIA ABRIL 2014',12837,98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302</text:p>
          </table:table-cell>
          <table:table-cell table:style-name="ce8" office:value-type="float" office:value="23194.2">
            <text:p>23.194,20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40001','2014-04-30','---','-------------------------','6110800003302000001','SCGCMP','SNOANTDIA040001','D','PROVISION DE ANTIGUEDAD DE PRESTACIONES SOCIALES NOMINA DIARIA ABRIL 2014',23194,2,12);">
            <text:p>INSERT INTO scg_dt_cmp VALUES('0001','SCGCMP','SNOANTDIA040001','2014-04-30','---','-------------------------','6110800003302000001','SCGCMP','SNOANTDIA040001','D','PROVISION DE ANTIGUEDAD DE PRESTACIONES SOCIALES NOMINA DIARIA ABRIL 2014',23194,2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201</text:p>
          </table:table-cell>
          <table:table-cell table:style-name="ce8" office:value-type="float" office:value="391267.18">
            <text:p>391.267,18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40001','2014-04-30','---','-------------------------','6110800003201000001','SCGCMP','SNOANTDIA040001','D','PROVISION DE ANTIGUEDAD DE PRESTACIONES SOCIALES NOMINA DIARIA ABRIL 2014',391267,18,13);">
            <text:p>INSERT INTO scg_dt_cmp VALUES('0001','SCGCMP','SNOANTDIA040001','2014-04-30','---','-------------------------','6110800003201000001','SCGCMP','SNOANTDIA040001','D','PROVISION DE ANTIGUEDAD DE PRESTACIONES SOCIALES NOMINA DIARIA ABRIL 2014',391267,18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8</text:p>
          </table:table-cell>
          <table:table-cell table:style-name="ce8" office:value-type="float" office:value="37535.85">
            <text:p>37.535,85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40001','2014-04-30','---','-------------------------','6110800004508000001','SCGCMP','SNOANTDIA040001','D','PROVISION DE ANTIGUEDAD DE PRESTACIONES SOCIALES NOMINA DIARIA ABRIL 2014',37535,85,14);">
            <text:p>INSERT INTO scg_dt_cmp VALUES('0001','SCGCMP','SNOANTDIA040001','2014-04-30','---','-------------------------','6110800004508000001','SCGCMP','SNOANTDIA040001','D','PROVISION DE ANTIGUEDAD DE PRESTACIONES SOCIALES NOMINA DIARIA ABRIL 2014',37535,8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1299.66">
            <text:p>11.299,66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40001','2014-04-30','---','-------------------------','6110800002904000001','SCGCMP','SNOANTDIA040001','D','PROVISION DE ANTIGUEDAD DE PRESTACIONES SOCIALES NOMINA DIARIA ABRIL 2014',11299,66,15);">
            <text:p>INSERT INTO scg_dt_cmp VALUES('0001','SCGCMP','SNOANTDIA040001','2014-04-30','---','-------------------------','6110800002904000001','SCGCMP','SNOANTDIA040001','D','PROVISION DE ANTIGUEDAD DE PRESTACIONES SOCIALES NOMINA DIARIA ABRIL 2014',11299,66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102</text:p>
          </table:table-cell>
          <table:table-cell table:style-name="ce8" office:value-type="float" office:value="26357.02">
            <text:p>26.357,02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40001','2014-04-30','---','-------------------------','6110800003102000001','SCGCMP','SNOANTDIA040001','D','PROVISION DE ANTIGUEDAD DE PRESTACIONES SOCIALES NOMINA DIARIA ABRIL 2014',26357,02,16);">
            <text:p>INSERT INTO scg_dt_cmp VALUES('0001','SCGCMP','SNOANTDIA040001','2014-04-30','---','-------------------------','6110800003102000001','SCGCMP','SNOANTDIA040001','D','PROVISION DE ANTIGUEDAD DE PRESTACIONES SOCIALES NOMINA DIARIA ABRIL 2014',26357,02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300</text:p>
          </table:table-cell>
          <table:table-cell table:style-name="ce8" office:value-type="float" office:value="24476.49">
            <text:p>24.476,49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40001','2014-04-30','---','-------------------------','6110800004300000001','SCGCMP','SNOANTDIA040001','D','PROVISION DE ANTIGUEDAD DE PRESTACIONES SOCIALES NOMINA DIARIA ABRIL 2014',24476,49,17);">
            <text:p>INSERT INTO scg_dt_cmp VALUES('0001','SCGCMP','SNOANTDIA040001','2014-04-30','---','-------------------------','6110800004300000001','SCGCMP','SNOANTDIA040001','D','PROVISION DE ANTIGUEDAD DE PRESTACIONES SOCIALES NOMINA DIARIA ABRIL 2014',24476,49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601</text:p>
          </table:table-cell>
          <table:table-cell table:style-name="ce8" office:value-type="float" office:value="20247.38">
            <text:p>20.247,38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40001','2014-04-30','---','-------------------------','6110800003601000001','SCGCMP','SNOANTDIA040001','D','PROVISION DE ANTIGUEDAD DE PRESTACIONES SOCIALES NOMINA DIARIA ABRIL 2014',20247,38,18);">
            <text:p>INSERT INTO scg_dt_cmp VALUES('0001','SCGCMP','SNOANTDIA040001','2014-04-30','---','-------------------------','6110800003601000001','SCGCMP','SNOANTDIA040001','D','PROVISION DE ANTIGUEDAD DE PRESTACIONES SOCIALES NOMINA DIARIA ABRIL 2014',20247,38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004</text:p>
          </table:table-cell>
          <table:table-cell table:style-name="ce8" office:value-type="float" office:value="40139.18">
            <text:p>40.139,18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40001','2014-04-30','---','-------------------------','6110800002004000001','SCGCMP','SNOANTDIA040001','D','PROVISION DE ANTIGUEDAD DE PRESTACIONES SOCIALES NOMINA DIARIA ABRIL 2014',40139,18,19);">
            <text:p>INSERT INTO scg_dt_cmp VALUES('0001','SCGCMP','SNOANTDIA040001','2014-04-30','---','-------------------------','6110800002004000001','SCGCMP','SNOANTDIA040001','D','PROVISION DE ANTIGUEDAD DE PRESTACIONES SOCIALES NOMINA DIARIA ABRIL 2014',40139,18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902</text:p>
          </table:table-cell>
          <table:table-cell table:style-name="ce8" office:value-type="float" office:value="4729.16">
            <text:p>4.729,16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40001','2014-04-30','---','-------------------------','6110800002902000001','SCGCMP','SNOANTDIA040001','D','PROVISION DE ANTIGUEDAD DE PRESTACIONES SOCIALES NOMINA DIARIA ABRIL 2014',4729,16,20);">
            <text:p>INSERT INTO scg_dt_cmp VALUES('0001','SCGCMP','SNOANTDIA040001','2014-04-30','---','-------------------------','6110800002902000001','SCGCMP','SNOANTDIA040001','D','PROVISION DE ANTIGUEDAD DE PRESTACIONES SOCIALES NOMINA DIARIA ABRIL 2014',4729,16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101</text:p>
          </table:table-cell>
          <table:table-cell table:style-name="ce8" office:value-type="float" office:value="26466.26">
            <text:p>26.466,26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40001','2014-04-30','---','-------------------------','6110800004101000001','SCGCMP','SNOANTDIA040001','D','PROVISION DE ANTIGUEDAD DE PRESTACIONES SOCIALES NOMINA DIARIA ABRIL 2014',26466,26,21);">
            <text:p>INSERT INTO scg_dt_cmp VALUES('0001','SCGCMP','SNOANTDIA040001','2014-04-30','---','-------------------------','6110800004101000001','SCGCMP','SNOANTDIA040001','D','PROVISION DE ANTIGUEDAD DE PRESTACIONES SOCIALES NOMINA DIARIA ABRIL 2014',26466,26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901</text:p>
          </table:table-cell>
          <table:table-cell table:style-name="ce8" office:value-type="float" office:value="136936.31">
            <text:p>136.936,31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40001','2014-04-30','---','-------------------------','6110800002901000001','SCGCMP','SNOANTDIA040001','D','PROVISION DE ANTIGUEDAD DE PRESTACIONES SOCIALES NOMINA DIARIA ABRIL 2014',136936,31,22);">
            <text:p>INSERT INTO scg_dt_cmp VALUES('0001','SCGCMP','SNOANTDIA040001','2014-04-30','---','-------------------------','6110800002901000001','SCGCMP','SNOANTDIA040001','D','PROVISION DE ANTIGUEDAD DE PRESTACIONES SOCIALES NOMINA DIARIA ABRIL 2014',136936,31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794.26">
            <text:p>1.794,26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40001','2014-04-30','---','-------------------------','6110800002701000001','SCGCMP','SNOANTDIA040001','D','PROVISION DE ANTIGUEDAD DE PRESTACIONES SOCIALES NOMINA DIARIA ABRIL 2014',1794,26,23);">
            <text:p>INSERT INTO scg_dt_cmp VALUES('0001','SCGCMP','SNOANTDIA040001','2014-04-30','---','-------------------------','6110800002701000001','SCGCMP','SNOANTDIA040001','D','PROVISION DE ANTIGUEDAD DE PRESTACIONES SOCIALES NOMINA DIARIA ABRIL 2014',1794,2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4174.17">
            <text:p>14.174,17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40001','2014-04-30','---','-------------------------','6110800003802000001','SCGCMP','SNOANTDIA040001','D','PROVISION DE ANTIGUEDAD DE PRESTACIONES SOCIALES NOMINA DIARIA ABRIL 2014',14174,17,24);">
            <text:p>INSERT INTO scg_dt_cmp VALUES('0001','SCGCMP','SNOANTDIA040001','2014-04-30','---','-------------------------','6110800003802000001','SCGCMP','SNOANTDIA040001','D','PROVISION DE ANTIGUEDAD DE PRESTACIONES SOCIALES NOMINA DIARIA ABRIL 2014',14174,17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7</text:p>
          </table:table-cell>
          <table:table-cell table:style-name="ce8" office:value-type="float" office:value="24765.48">
            <text:p>24.765,48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40001','2014-04-30','---','-------------------------','6110800004507000001','SCGCMP','SNOANTDIA040001','D','PROVISION DE ANTIGUEDAD DE PRESTACIONES SOCIALES NOMINA DIARIA ABRIL 2014',24765,48,25);">
            <text:p>INSERT INTO scg_dt_cmp VALUES('0001','SCGCMP','SNOANTDIA040001','2014-04-30','---','-------------------------','6110800004507000001','SCGCMP','SNOANTDIA040001','D','PROVISION DE ANTIGUEDAD DE PRESTACIONES SOCIALES NOMINA DIARIA ABRIL 2014',24765,48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3</text:p>
          </table:table-cell>
          <table:table-cell table:style-name="ce8" office:value-type="float" office:value="21495.82">
            <text:p>21.495,82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40001','2014-04-30','---','-------------------------','6110800004503000001','SCGCMP','SNOANTDIA040001','D','PROVISION DE ANTIGUEDAD DE PRESTACIONES SOCIALES NOMINA DIARIA ABRIL 2014',21495,82,26);">
            <text:p>INSERT INTO scg_dt_cmp VALUES('0001','SCGCMP','SNOANTDIA040001','2014-04-30','---','-------------------------','6110800004503000001','SCGCMP','SNOANTDIA040001','D','PROVISION DE ANTIGUEDAD DE PRESTACIONES SOCIALES NOMINA DIARIA ABRIL 2014',21495,82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801</text:p>
          </table:table-cell>
          <table:table-cell table:style-name="ce8" office:value-type="float" office:value="31773.21">
            <text:p>31.773,21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40001','2014-04-30','---','-------------------------','6110800003801000001','SCGCMP','SNOANTDIA040001','D','PROVISION DE ANTIGUEDAD DE PRESTACIONES SOCIALES NOMINA DIARIA ABRIL 2014',31773,21,27);">
            <text:p>INSERT INTO scg_dt_cmp VALUES('0001','SCGCMP','SNOANTDIA040001','2014-04-30','---','-------------------------','6110800003801000001','SCGCMP','SNOANTDIA040001','D','PROVISION DE ANTIGUEDAD DE PRESTACIONES SOCIALES NOMINA DIARIA ABRIL 2014',31773,21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304</text:p>
          </table:table-cell>
          <table:table-cell table:style-name="ce8" office:value-type="float" office:value="37931.6733333333">
            <text:p>37.931,67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40001','2014-04-30','---','-------------------------','6110800003304000001','SCGCMP','SNOANTDIA040001','D','PROVISION DE ANTIGUEDAD DE PRESTACIONES SOCIALES NOMINA DIARIA ABRIL 2014',37931,6733333333,28);">
            <text:p>INSERT INTO scg_dt_cmp VALUES('0001','SCGCMP','SNOANTDIA040001','2014-04-30','---','-------------------------','6110800003304000001','SCGCMP','SNOANTDIA040001','D','PROVISION DE ANTIGUEDAD DE PRESTACIONES SOCIALES NOMINA DIARIA ABRIL 2014',37931,6733333333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02382.92">
            <text:p>202.382,92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40001','2014-04-30','---','-------------------------','6110800004203000001','SCGCMP','SNOANTDIA040001','D','PROVISION DE ANTIGUEDAD DE PRESTACIONES SOCIALES NOMINA DIARIA ABRIL 2014',202382,92,29);">
            <text:p>INSERT INTO scg_dt_cmp VALUES('0001','SCGCMP','SNOANTDIA040001','2014-04-30','---','-------------------------','6110800004203000001','SCGCMP','SNOANTDIA040001','D','PROVISION DE ANTIGUEDAD DE PRESTACIONES SOCIALES NOMINA DIARIA ABRIL 2014',202382,92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2</text:p>
          </table:table-cell>
          <table:table-cell table:style-name="ce8" office:value-type="float" office:value="17881.9">
            <text:p>17.881,90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40001','2014-04-30','---','-------------------------','6110800004502000001','SCGCMP','SNOANTDIA040001','D','PROVISION DE ANTIGUEDAD DE PRESTACIONES SOCIALES NOMINA DIARIA ABRIL 2014',17881,9,30);">
            <text:p>INSERT INTO scg_dt_cmp VALUES('0001','SCGCMP','SNOANTDIA040001','2014-04-30','---','-------------------------','6110800004502000001','SCGCMP','SNOANTDIA040001','D','PROVISION DE ANTIGUEDAD DE PRESTACIONES SOCIALES NOMINA DIARIA ABRIL 2014',17881,9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1056.39">
            <text:p>11.056,39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40001','2014-04-30','---','-------------------------','6110800004602000001','SCGCMP','SNOANTDIA040001','D','PROVISION DE ANTIGUEDAD DE PRESTACIONES SOCIALES NOMINA DIARIA ABRIL 2014',11056,39,31);">
            <text:p>INSERT INTO scg_dt_cmp VALUES('0001','SCGCMP','SNOANTDIA040001','2014-04-30','---','-------------------------','6110800004602000001','SCGCMP','SNOANTDIA040001','D','PROVISION DE ANTIGUEDAD DE PRESTACIONES SOCIALES NOMINA DIARIA ABRIL 2014',11056,39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201</text:p>
          </table:table-cell>
          <table:table-cell table:style-name="ce8" office:value-type="float" office:value="50440.38">
            <text:p>50.440,38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40001','2014-04-30','---','-------------------------','6110800004201000001','SCGCMP','SNOANTDIA040001','D','PROVISION DE ANTIGUEDAD DE PRESTACIONES SOCIALES NOMINA DIARIA ABRIL 2014',50440,38,32);">
            <text:p>INSERT INTO scg_dt_cmp VALUES('0001','SCGCMP','SNOANTDIA040001','2014-04-30','---','-------------------------','6110800004201000001','SCGCMP','SNOANTDIA040001','D','PROVISION DE ANTIGUEDAD DE PRESTACIONES SOCIALES NOMINA DIARIA ABRIL 2014',50440,38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901</text:p>
          </table:table-cell>
          <table:table-cell table:style-name="ce8" office:value-type="float" office:value="38124.91">
            <text:p>38.124,91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40001','2014-04-30','---','-------------------------','6110800003901000001','SCGCMP','SNOANTDIA040001','D','PROVISION DE ANTIGUEDAD DE PRESTACIONES SOCIALES NOMINA DIARIA ABRIL 2014',38124,91,33);">
            <text:p>INSERT INTO scg_dt_cmp VALUES('0001','SCGCMP','SNOANTDIA040001','2014-04-30','---','-------------------------','6110800003901000001','SCGCMP','SNOANTDIA040001','D','PROVISION DE ANTIGUEDAD DE PRESTACIONES SOCIALES NOMINA DIARIA ABRIL 2014',38124,91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102</text:p>
          </table:table-cell>
          <table:table-cell table:style-name="ce8" office:value-type="float" office:value="21376.37">
            <text:p>21.376,37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40001','2014-04-30','---','-------------------------','6110800004102000001','SCGCMP','SNOANTDIA040001','D','PROVISION DE ANTIGUEDAD DE PRESTACIONES SOCIALES NOMINA DIARIA ABRIL 2014',21376,37,34);">
            <text:p>INSERT INTO scg_dt_cmp VALUES('0001','SCGCMP','SNOANTDIA040001','2014-04-30','---','-------------------------','6110800004102000001','SCGCMP','SNOANTDIA040001','D','PROVISION DE ANTIGUEDAD DE PRESTACIONES SOCIALES NOMINA DIARIA ABRIL 2014',21376,37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303</text:p>
          </table:table-cell>
          <table:table-cell table:style-name="ce8" office:value-type="float" office:value="10255.075">
            <text:p>10.255,08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40001','2014-04-30','---','-------------------------','6110800003303000001','SCGCMP','SNOANTDIA040001','D','PROVISION DE ANTIGUEDAD DE PRESTACIONES SOCIALES NOMINA DIARIA ABRIL 2014',10255,075,35);">
            <text:p>INSERT INTO scg_dt_cmp VALUES('0001','SCGCMP','SNOANTDIA040001','2014-04-30','---','-------------------------','6110800003303000001','SCGCMP','SNOANTDIA040001','D','PROVISION DE ANTIGUEDAD DE PRESTACIONES SOCIALES NOMINA DIARIA ABRIL 2014',10255,075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687.3">
            <text:p>1.687,30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40001','2014-04-30','---','-------------------------','6110800002001000001','SCGCMP','SNOANTDIA040001','D','PROVISION DE ANTIGUEDAD DE PRESTACIONES SOCIALES NOMINA DIARIA ABRIL 2014',1687,3,36);">
            <text:p>INSERT INTO scg_dt_cmp VALUES('0001','SCGCMP','SNOANTDIA040001','2014-04-30','---','-------------------------','6110800002001000001','SCGCMP','SNOANTDIA040001','D','PROVISION DE ANTIGUEDAD DE PRESTACIONES SOCIALES NOMINA DIARIA ABRIL 2014',1687,3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803</text:p>
          </table:table-cell>
          <table:table-cell table:style-name="ce8" office:value-type="float" office:value="195890.48">
            <text:p>195.890,48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40001','2014-04-30','---','-------------------------','6110800003803000001','SCGCMP','SNOANTDIA040001','D','PROVISION DE ANTIGUEDAD DE PRESTACIONES SOCIALES NOMINA DIARIA ABRIL 2014',195890,48,37);">
            <text:p>INSERT INTO scg_dt_cmp VALUES('0001','SCGCMP','SNOANTDIA040001','2014-04-30','---','-------------------------','6110800003803000001','SCGCMP','SNOANTDIA040001','D','PROVISION DE ANTIGUEDAD DE PRESTACIONES SOCIALES NOMINA DIARIA ABRIL 2014',195890,48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21914.15">
            <text:p>121.914,15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40001','2014-04-30','---','-------------------------','6110800004505000001','SCGCMP','SNOANTDIA040001','D','PROVISION DE ANTIGUEDAD DE PRESTACIONES SOCIALES NOMINA DIARIA ABRIL 2014',121914,15,38);">
            <text:p>INSERT INTO scg_dt_cmp VALUES('0001','SCGCMP','SNOANTDIA040001','2014-04-30','---','-------------------------','6110800004505000001','SCGCMP','SNOANTDIA040001','D','PROVISION DE ANTIGUEDAD DE PRESTACIONES SOCIALES NOMINA DIARIA ABRIL 2014',121914,15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902</text:p>
          </table:table-cell>
          <table:table-cell table:style-name="ce8" office:value-type="float" office:value="5468.65">
            <text:p>5.468,65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40001','2014-04-30','---','-------------------------','6110800003902000001','SCGCMP','SNOANTDIA040001','D','PROVISION DE ANTIGUEDAD DE PRESTACIONES SOCIALES NOMINA DIARIA ABRIL 2014',5468,65,39);">
            <text:p>INSERT INTO scg_dt_cmp VALUES('0001','SCGCMP','SNOANTDIA040001','2014-04-30','---','-------------------------','6110800003902000001','SCGCMP','SNOANTDIA040001','D','PROVISION DE ANTIGUEDAD DE PRESTACIONES SOCIALES NOMINA DIARIA ABRIL 2014',5468,65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700</text:p>
          </table:table-cell>
          <table:table-cell table:style-name="ce8" office:value-type="float" office:value="12926.61">
            <text:p>12.926,61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40001','2014-04-30','---','-------------------------','6110800004700000001','SCGCMP','SNOANTDIA040001','D','PROVISION DE ANTIGUEDAD DE PRESTACIONES SOCIALES NOMINA DIARIA ABRIL 2014',12926,61,40);">
            <text:p>INSERT INTO scg_dt_cmp VALUES('0001','SCGCMP','SNOANTDIA040001','2014-04-30','---','-------------------------','6110800004700000001','SCGCMP','SNOANTDIA040001','D','PROVISION DE ANTIGUEDAD DE PRESTACIONES SOCIALES NOMINA DIARIA ABRIL 2014',12926,61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3701</text:p>
          </table:table-cell>
          <table:table-cell table:style-name="ce8" office:value-type="float" office:value="792.54">
            <text:p>792,54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40001','2014-04-30','---','-------------------------','6110800003701000001','SCGCMP','SNOANTDIA040001','D','PROVISION DE ANTIGUEDAD DE PRESTACIONES SOCIALES NOMINA DIARIA ABRIL 2014',792,54,41);">
            <text:p>INSERT INTO scg_dt_cmp VALUES('0001','SCGCMP','SNOANTDIA040001','2014-04-30','---','-------------------------','6110800003701000001','SCGCMP','SNOANTDIA040001','D','PROVISION DE ANTIGUEDAD DE PRESTACIONES SOCIALES NOMINA DIARIA ABRIL 2014',792,54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202</text:p>
          </table:table-cell>
          <table:table-cell table:style-name="ce8" office:value-type="float" office:value="29480.65">
            <text:p>29.480,65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40001','2014-04-30','---','-------------------------','6110800004202000001','SCGCMP','SNOANTDIA040001','D','PROVISION DE ANTIGUEDAD DE PRESTACIONES SOCIALES NOMINA DIARIA ABRIL 2014',29480,65,42);">
            <text:p>INSERT INTO scg_dt_cmp VALUES('0001','SCGCMP','SNOANTDIA040001','2014-04-30','---','-------------------------','6110800004202000001','SCGCMP','SNOANTDIA040001','D','PROVISION DE ANTIGUEDAD DE PRESTACIONES SOCIALES NOMINA DIARIA ABRIL 2014',29480,65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1254.03">
            <text:p>11.254,03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40001','2014-04-30','---','-------------------------','6110800004506000001','SCGCMP','SNOANTDIA040001','D','PROVISION DE ANTIGUEDAD DE PRESTACIONES SOCIALES NOMINA DIARIA ABRIL 2014',11254,03,43);">
            <text:p>INSERT INTO scg_dt_cmp VALUES('0001','SCGCMP','SNOANTDIA040001','2014-04-30','---','-------------------------','6110800004506000001','SCGCMP','SNOANTDIA040001','D','PROVISION DE ANTIGUEDAD DE PRESTACIONES SOCIALES NOMINA DIARIA ABRIL 2014',11254,03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40001</text:p>
          </table:table-cell>
          <table:table-cell table:style-name="ce4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40001">
            <text:p>SNOANTDIA04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BRIL 2014</text:p>
          </table:table-cell>
          <table:table-cell table:style-name="ce6" office:value-type="string">
            <text:p>4001</text:p>
          </table:table-cell>
          <table:table-cell table:style-name="ce8" office:value-type="float" office:value="15185.67">
            <text:p>15.185,67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40001','2014-04-30','---','-------------------------','6110800004001000001','SCGCMP','SNOANTDIA040001','D','PROVISION DE ANTIGUEDAD DE PRESTACIONES SOCIALES NOMINA DIARIA ABRIL 2014',15185,67,44);">
            <text:p>INSERT INTO scg_dt_cmp VALUES('0001','SCGCMP','SNOANTDIA040001','2014-04-30','---','-------------------------','6110800004001000001','SCGCMP','SNOANTDIA040001','D','PROVISION DE ANTIGUEDAD DE PRESTACIONES SOCIALES NOMINA DIARIA ABRIL 2014',15185,67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40001">
            <text:p>SNOANTDIA040001</text:p>
          </table:table-cell>
          <table:table-cell table:formula="of:=[Hoja1.D3]" office:value-type="string" office:string-value="2014-04-30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ABRIL 2014">
            <text:p>PROVISION DE ANTIGUEDAD DE PRESTACIONES SOCIALES NOMINA DIARIA ABRIL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010533.855">
            <text:p>2.010.533,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40001','2014-04-30','---','-------------------------','PROVISION DE ANTIGUEDAD DE PRESTACIONES SOCIALES NOMINA DIARIA ABRIL 2014',1,'-','----------','----------',2010533,855,0,0,0,'--','SIGESP');">
            <text:p>INSERT INTO sigesp_cmp VALUES('0001','SCGCMP','SNOANTDIA040001','2014-04-30','---','-------------------------','PROVISION DE ANTIGUEDAD DE PRESTACIONES SOCIALES NOMINA DIARIA ABRIL 2014',1,'-','----------','----------',2010533,855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29:17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